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f9b" officeooo:paragraph-rsid="000d9f9b"/>
    </style:style>
    <style:style style:name="P2" style:family="paragraph" style:parent-style-name="Standard">
      <style:text-properties fo:font-size="18pt" fo:font-weight="bold" officeooo:rsid="000d9f9b" officeooo:paragraph-rsid="000d9f9b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2</text:p>
      <text:p text:style-name="P2"/>
      <text:p text:style-name="P1">a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3:00:28.717898807</meta:creation-date>
    <dc:date>2019-09-25T23:36:28.510622506</dc:date>
    <meta:editing-duration>PT25M49S</meta:editing-duration>
    <meta:editing-cycles>1</meta:editing-cycles>
    <meta:document-statistic meta:table-count="0" meta:image-count="0" meta:object-count="0" meta:page-count="1" meta:paragraph-count="2" meta:word-count="3" meta:character-count="13" meta:non-whitespace-character-count="11"/>
    <meta:generator>LibreOffice/6.2.7.1$Linux_X86_64 LibreOffice_project/20$Build-1</meta:generator>
  </office:meta>
</office:document-meta>
</file>